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ableColumn10" style:family="table-column">
      <style:table-column-properties style:column-width="6.8687in" style:use-optimal-column-width="false"/>
    </style:style>
    <style:style style:name="Table9" style:family="table">
      <style:table-properties style:width="6.8687in" fo:margin-left="-0.0138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3" style:parent-style-name="TableContents" style:family="paragraph">
      <style:paragraph-properties fo:margin-bottom="0.1965in"/>
    </style:style>
    <style:style style:name="T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5" style:parent-style-name="TableContents" style:family="paragraph">
      <style:paragraph-properties fo:margin-bottom="0.1965in"/>
    </style:style>
    <style:style style:name="T1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</style:style>
    <style:style style:name="T1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size="10pt" style:font-size-asian="10pt" style:font-size-complex="10pt"/>
    </style:style>
    <style:style style:name="T3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5" style:parent-style-name="DefaultParagraphFont" style:family="text">
      <style:text-properties style:font-name="Verdana" fo:font-size="10pt" style:font-size-asian="10pt" style:font-size-complex="10pt"/>
    </style:style>
    <style:style style:name="T36" style:parent-style-name="DefaultParagraphFont" style:family="text">
      <style:text-properties style:font-name="Verdana" fo:font-size="10pt" style:font-size-asian="10pt" style:font-size-complex="10pt"/>
    </style:style>
    <style:style style:name="T3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8" style:parent-style-name="DefaultParagraphFont" style:family="text"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3" style:parent-style-name="DefaultParagraphFont" style:family="text">
      <style:text-properties style:font-name="Verdana" fo:font-size="10pt" style:font-size-asian="10pt" style:font-size-complex="10pt"/>
    </style:style>
    <style:style style:name="T4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4" style:parent-style-name="DefaultParagraphFont" style:family="text">
      <style:text-properties style:font-name="Verdana" fo:font-size="10pt" style:font-size-asian="10pt" style:font-size-complex="10pt"/>
    </style:style>
    <style:style style:name="T5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9" style:parent-style-name="TableContents" style:family="paragraph">
      <style:paragraph-properties fo:margin-bottom="0.1965in"/>
    </style:style>
    <style:style style:name="P60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Lessons Learned Report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Prepared by: Marbille Juntado, Patricia Regarde, Cyan Villarin</text:span></text:p>
            <text:p text:style-name="P15"><text:span text:style-name="T16">Date:<text:s/></text:span><text:span text:style-name="T17">March 28, 2016</text:span></text:p>
            <text:p text:style-name="P18"><text:span text:style-name="T19">Project Name: UP Scholarship Management System</text:span></text:p>
            <text:p text:style-name="P20"><text:span text:style-name="T21">Client: Ms. Rowena<text:s/></text:span><text:span text:style-name="T22">Solamo</text:span></text:p>
            <text:p text:style-name="P23"><text:span text:style-name="T24">Sprint Number:<text:s/></text:span><text:span text:style-name="T25">4</text:span></text:p>
          </table:table-cell>
        </table:table-row>
        <table:table-row table:style-name="TableRow26">
          <table:table-cell table:style-name="TableCell27">
            <text:list text:style-name="LFO11" text:continue-numbering="true">
              <text:list-item>
                <text:p text:style-name="P28"><text:span text:style-name="T29">What were the main lessons your team learned in this sprint?<text:s/></text:span><text:span text:style-name="T30">We learned that starting early for development is really something. We have accomplished a lot of requirements for Sprint 3.</text:span></text:p>
              </text:list-item>
            </text:list>
            <text:p text:style-name="P31"/>
            <text:p text:style-name="P32"/>
            <text:p text:style-name="P33"/>
            <text:p text:style-name="P34"><text:span text:style-name="T35">2. <text:s text:c="2"/>Describe one example of what went<text:s/></text:span><text:span text:style-name="T36">right in this sprint.<text:s/></text:span><text:span text:style-name="T37">Most requirements were completed so it’s really a successful sprint.</text:span><text:span text:style-name="T38"><text:tab/></text:span></text:p>
            <text:p text:style-name="P39"/>
            <text:p text:style-name="P40"/>
            <text:p text:style-name="P41"/>
            <text:p text:style-name="P42"><text:span text:style-name="T43">3. <text:s text:c="3"/>Describe one example of what went wrong in this sprint.<text:s/></text:span><text:span text:style-name="T44">We failed to implement viewing of scholarship status. But it will be done before the next sprint. W</text:span><text:span text:style-name="T45">e are also not able to implement the returning of application from signatory. And the defining of scholarship is to be modified.</text:span></text:p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><text:span text:style-name="T54">4. <text:s text:c="3"/>What will you do differently on the next sprint based on your experience working on this current sprint?<text:s/></text:span><text:span text:style-name="T55">We will a</text:span><text:span text:style-name="T56">lways keep backup copies of our local files before pulling from git. Merging of files should be done earlier to avoid last minute conflicts.</text:span></text:p>
            <text:p text:style-name="P57"/>
            <text:p text:style-name="P58"/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illarin</dc:creator>
    <meta:creation-date>2016-02-28T13:36:00Z</meta:creation-date>
    <dc:date>2016-04-03T03:34:00Z</dc:date>
    <meta:print-date>2016-03-04T03:05:00Z</meta:print-date>
    <meta:template xlink:href="Normal" xlink:type="simple"/>
    <meta:editing-cycles>19</meta:editing-cycles>
    <meta:editing-duration>PT240S</meta:editing-duration>
    <meta:document-statistic meta:page-count="2" meta:paragraph-count="2" meta:word-count="164" meta:character-count="1103" meta:row-count="7" meta:non-whitespace-character-count="941"/>
  </office:meta>
</office:document-meta>
</file>